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401919100223001</text:p>
          </table:table-cell>
          <table:table-cell office:value-type="string" calcext:value-type="string">
            <text:p>2025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64848" calcext:value-type="float">
            <text:p>37.26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919100223001</text:p>
          </table:table-cell>
          <table:table-cell office:value-type="string" calcext:value-type="string">
            <text:p>2024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28272" calcext:value-type="float">
            <text:p>37.22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919100223001</text:p>
          </table:table-cell>
          <table:table-cell office:value-type="string" calcext:value-type="string">
            <text:p>2022-03-15 22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72824" calcext:value-type="float">
            <text:p>37.07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919100223001</text:p>
          </table:table-cell>
          <table:table-cell office:value-type="string" calcext:value-type="string">
            <text:p>2021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39296" calcext:value-type="float">
            <text:p>37.03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919100223001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6832" calcext:value-type="float">
            <text:p>37.13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919100223001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2276" calcext:value-type="float">
            <text:p>37.32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919100223001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28984" calcext:value-type="float">
            <text:p>36.82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919100223001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53368" calcext:value-type="float">
            <text:p>36.85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919100223001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92408" calcext:value-type="float">
            <text:p>36.79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919100223001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93576" calcext:value-type="float">
            <text:p>36.99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919100223001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5032" calcext:value-type="float">
            <text:p>36.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919100223001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61928" calcext:value-type="float">
            <text:p>36.76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919100223001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38128" calcext:value-type="float">
            <text:p>36.83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919100223001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13744" calcext:value-type="float">
            <text:p>36.81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919100223001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80216" calcext:value-type="float">
            <text:p>36.78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919100223001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13744" calcext:value-type="float">
            <text:p>36.81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919100223001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62512" calcext:value-type="float">
            <text:p>36.86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919100223001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63096" calcext:value-type="float">
            <text:p>36.96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919100223001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80216" calcext:value-type="float">
            <text:p>36.78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919100223001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31448" calcext:value-type="float">
            <text:p>36.73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919100223001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7036" calcext:value-type="float">
            <text:p>37.17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919100223001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31448" calcext:value-type="float">
            <text:p>36.73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919100223001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31448" calcext:value-type="float">
            <text:p>36.73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919100223001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94872" calcext:value-type="float">
            <text:p>36.69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919100223001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49736" calcext:value-type="float">
            <text:p>36.74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919100223001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77168" calcext:value-type="float">
            <text:p>36.77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919100223001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52784" calcext:value-type="float">
            <text:p>36.75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919100223001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1316" calcext:value-type="float">
            <text:p>36.71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919100223001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00968" calcext:value-type="float">
            <text:p>36.70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919100223001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40592" calcext:value-type="float">
            <text:p>36.74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919100223001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64264" calcext:value-type="float">
            <text:p>37.16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919100223001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1316" calcext:value-type="float">
            <text:p>36.71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919100223001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77752" calcext:value-type="float">
            <text:p>36.87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919100223001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25352" calcext:value-type="float">
            <text:p>36.72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919100223001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91112" calcext:value-type="float">
            <text:p>37.09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919100223001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79632" calcext:value-type="float">
            <text:p>36.67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919100223001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9792" calcext:value-type="float">
            <text:p>36.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919100223001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61344" calcext:value-type="float">
            <text:p>36.66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919100223001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8268" calcext:value-type="float">
            <text:p>36.68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919100223001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94872" calcext:value-type="float">
            <text:p>36.69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919100223001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6744" calcext:value-type="float">
            <text:p>36.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919100223001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66856" calcext:value-type="float">
            <text:p>36.56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919100223001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33912" calcext:value-type="float">
            <text:p>36.63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919100223001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70488" calcext:value-type="float">
            <text:p>36.67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919100223001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88776" calcext:value-type="float">
            <text:p>36.68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919100223001</text:p>
          </table:table-cell>
          <table:table-cell office:value-type="string" calcext:value-type="string">
            <text:p>201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61344" calcext:value-type="float">
            <text:p>36.66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919100223001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58296" calcext:value-type="float">
            <text:p>36.65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919100223001</text:p>
          </table:table-cell>
          <table:table-cell office:value-type="string" calcext:value-type="string">
            <text:p>201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64392" calcext:value-type="float">
            <text:p>36.66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919100223001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40008" calcext:value-type="float">
            <text:p>36.64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919100223001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3696" calcext:value-type="float">
            <text:p>36.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919100223001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81384" calcext:value-type="float">
            <text:p>36.98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919100223001</text:p>
          </table:table-cell>
          <table:table-cell office:value-type="string" calcext:value-type="string">
            <text:p>201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3696" calcext:value-type="float">
            <text:p>36.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919100223001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85144" calcext:value-type="float">
            <text:p>36.58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919100223001</text:p>
          </table:table-cell>
          <table:table-cell office:value-type="string" calcext:value-type="string">
            <text:p>201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00384" calcext:value-type="float">
            <text:p>36.60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919100223001</text:p>
          </table:table-cell>
          <table:table-cell office:value-type="string" calcext:value-type="string">
            <text:p>201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72952" calcext:value-type="float">
            <text:p>36.57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919100223001</text:p>
          </table:table-cell>
          <table:table-cell office:value-type="string" calcext:value-type="string">
            <text:p>201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97336" calcext:value-type="float">
            <text:p>36.59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919100223001</text:p>
          </table:table-cell>
          <table:table-cell office:value-type="string" calcext:value-type="string">
            <text:p>201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97336" calcext:value-type="float">
            <text:p>36.59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919100223001</text:p>
          </table:table-cell>
          <table:table-cell office:value-type="string" calcext:value-type="string">
            <text:p>201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6076" calcext:value-type="float">
            <text:p>36.56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919100223001</text:p>
          </table:table-cell>
          <table:table-cell office:value-type="string" calcext:value-type="string">
            <text:p>201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03432" calcext:value-type="float">
            <text:p>36.60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919100223001</text:p>
          </table:table-cell>
          <table:table-cell office:value-type="string" calcext:value-type="string">
            <text:p>201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3028" calcext:value-type="float">
            <text:p>36.53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919100223001</text:p>
          </table:table-cell>
          <table:table-cell office:value-type="string" calcext:value-type="string">
            <text:p>201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11992" calcext:value-type="float">
            <text:p>36.51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919100223001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73408" calcext:value-type="float">
            <text:p>37.17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919100223001</text:p>
          </table:table-cell>
          <table:table-cell office:value-type="string" calcext:value-type="string">
            <text:p>201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6076" calcext:value-type="float">
            <text:p>36.56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919100223001</text:p>
          </table:table-cell>
          <table:table-cell office:value-type="string" calcext:value-type="string">
            <text:p>201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4552" calcext:value-type="float">
            <text:p>36.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919100223001</text:p>
          </table:table-cell>
          <table:table-cell office:value-type="string" calcext:value-type="string">
            <text:p>201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02136" calcext:value-type="float">
            <text:p>36.90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919100223001</text:p>
          </table:table-cell>
          <table:table-cell office:value-type="string" calcext:value-type="string">
            <text:p>201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72952" calcext:value-type="float">
            <text:p>36.57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919100223001</text:p>
          </table:table-cell>
          <table:table-cell office:value-type="string" calcext:value-type="string">
            <text:p>201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27104" calcext:value-type="float">
            <text:p>37.02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919100223001</text:p>
          </table:table-cell>
          <table:table-cell office:value-type="string" calcext:value-type="string">
            <text:p>201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02848" calcext:value-type="float">
            <text:p>36.50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919100223001</text:p>
          </table:table-cell>
          <table:table-cell office:value-type="string" calcext:value-type="string">
            <text:p>201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51616" calcext:value-type="float">
            <text:p>36.55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919100223001</text:p>
          </table:table-cell>
          <table:table-cell office:value-type="string" calcext:value-type="string">
            <text:p>201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85728" calcext:value-type="float">
            <text:p>36.68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919100223001</text:p>
          </table:table-cell>
          <table:table-cell office:value-type="string" calcext:value-type="string">
            <text:p>201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63096" calcext:value-type="float">
            <text:p>36.96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919100223001</text:p>
          </table:table-cell>
          <table:table-cell office:value-type="string" calcext:value-type="string">
            <text:p>201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57" calcext:value-type="float">
            <text:p>36.9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919100223001</text:p>
          </table:table-cell>
          <table:table-cell office:value-type="string" calcext:value-type="string">
            <text:p>201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81384" calcext:value-type="float">
            <text:p>36.98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919100223001</text:p>
          </table:table-cell>
          <table:table-cell office:value-type="string" calcext:value-type="string">
            <text:p>201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81384" calcext:value-type="float">
            <text:p>36.98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919100223001</text:p>
          </table:table-cell>
          <table:table-cell office:value-type="string" calcext:value-type="string">
            <text:p>201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53952" calcext:value-type="float">
            <text:p>36.95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919100223001</text:p>
          </table:table-cell>
          <table:table-cell office:value-type="string" calcext:value-type="string">
            <text:p>201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54536" calcext:value-type="float">
            <text:p>37.05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919100223001</text:p>
          </table:table-cell>
          <table:table-cell office:value-type="string" calcext:value-type="string">
            <text:p>201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54536" calcext:value-type="float">
            <text:p>37.05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919100223001</text:p>
          </table:table-cell>
          <table:table-cell office:value-type="string" calcext:value-type="string">
            <text:p>201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54536" calcext:value-type="float">
            <text:p>37.05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919100223001</text:p>
          </table:table-cell>
          <table:table-cell office:value-type="string" calcext:value-type="string">
            <text:p>201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0272" calcext:value-type="float">
            <text:p>37.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919100223001</text:p>
          </table:table-cell>
          <table:table-cell office:value-type="string" calcext:value-type="string">
            <text:p>201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1796" calcext:value-type="float">
            <text:p>37.01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919100223001</text:p>
          </table:table-cell>
          <table:table-cell office:value-type="string" calcext:value-type="string">
            <text:p>201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51488" calcext:value-type="float">
            <text:p>37.05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919100223001</text:p>
          </table:table-cell>
          <table:table-cell office:value-type="string" calcext:value-type="string">
            <text:p>201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51488" calcext:value-type="float">
            <text:p>37.05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919100223001</text:p>
          </table:table-cell>
          <table:table-cell office:value-type="string" calcext:value-type="string">
            <text:p>201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332" calcext:value-type="float">
            <text:p>37.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919100223001</text:p>
          </table:table-cell>
          <table:table-cell office:value-type="string" calcext:value-type="string">
            <text:p>201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45392" calcext:value-type="float">
            <text:p>37.04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919100223001</text:p>
          </table:table-cell>
          <table:table-cell office:value-type="string" calcext:value-type="string">
            <text:p>201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0272" calcext:value-type="float">
            <text:p>37.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919100223001</text:p>
          </table:table-cell>
          <table:table-cell office:value-type="string" calcext:value-type="string">
            <text:p>201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21008" calcext:value-type="float">
            <text:p>37.02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919100223001</text:p>
          </table:table-cell>
          <table:table-cell office:value-type="string" calcext:value-type="string">
            <text:p>201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14912" calcext:value-type="float">
            <text:p>37.01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919100223001</text:p>
          </table:table-cell>
          <table:table-cell office:value-type="string" calcext:value-type="string">
            <text:p>200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30152" calcext:value-type="float">
            <text:p>37.03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919100223001</text:p>
          </table:table-cell>
          <table:table-cell office:value-type="string" calcext:value-type="string">
            <text:p>200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96624" calcext:value-type="float">
            <text:p>36.99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919100223001</text:p>
          </table:table-cell>
          <table:table-cell office:value-type="string" calcext:value-type="string">
            <text:p>200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1796" calcext:value-type="float">
            <text:p>37.01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919100223001</text:p>
          </table:table-cell>
          <table:table-cell office:value-type="string" calcext:value-type="string">
            <text:p>200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99672" calcext:value-type="float">
            <text:p>36.99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919100223001</text:p>
          </table:table-cell>
          <table:table-cell office:value-type="string" calcext:value-type="string">
            <text:p>200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24056" calcext:value-type="float">
            <text:p>37.02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919100223001</text:p>
          </table:table-cell>
          <table:table-cell office:value-type="string" calcext:value-type="string">
            <text:p>200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60048" calcext:value-type="float">
            <text:p>36.96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919100223001</text:p>
          </table:table-cell>
          <table:table-cell office:value-type="string" calcext:value-type="string">
            <text:p>200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66144" calcext:value-type="float">
            <text:p>36.96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919100223001</text:p>
          </table:table-cell>
          <table:table-cell office:value-type="string" calcext:value-type="string">
            <text:p>200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69192" calcext:value-type="float">
            <text:p>36.96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919100223001</text:p>
          </table:table-cell>
          <table:table-cell office:value-type="string" calcext:value-type="string">
            <text:p>200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05768" calcext:value-type="float">
            <text:p>37.00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919100223001</text:p>
          </table:table-cell>
          <table:table-cell office:value-type="string" calcext:value-type="string">
            <text:p>200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7224" calcext:value-type="float">
            <text:p>36.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919100223001</text:p>
          </table:table-cell>
          <table:table-cell office:value-type="string" calcext:value-type="string">
            <text:p>200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8748" calcext:value-type="float">
            <text:p>36.98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919100223001</text:p>
          </table:table-cell>
          <table:table-cell office:value-type="string" calcext:value-type="string">
            <text:p>200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69014" calcext:value-type="float">
            <text:p>37.0690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919100223001</text:p>
          </table:table-cell>
          <table:table-cell office:value-type="string" calcext:value-type="string">
            <text:p>200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90096" calcext:value-type="float">
            <text:p>37.09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919100223001</text:p>
          </table:table-cell>
          <table:table-cell office:value-type="string" calcext:value-type="string">
            <text:p>200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75872" calcext:value-type="float">
            <text:p>37.07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919100223001</text:p>
          </table:table-cell>
          <table:table-cell office:value-type="string" calcext:value-type="string">
            <text:p>200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88064" calcext:value-type="float">
            <text:p>37.08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919100223001</text:p>
          </table:table-cell>
          <table:table-cell office:value-type="string" calcext:value-type="string">
            <text:p>200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51488" calcext:value-type="float">
            <text:p>37.05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919100223001</text:p>
          </table:table-cell>
          <table:table-cell office:value-type="string" calcext:value-type="string">
            <text:p>200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849861818182" calcext:value-type="float">
            <text:p>36.98498618181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919100223001</text:p>
          </table:table-cell>
          <table:table-cell office:value-type="string" calcext:value-type="string">
            <text:p>200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83848" calcext:value-type="float">
            <text:p>36.88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919100223001</text:p>
          </table:table-cell>
          <table:table-cell office:value-type="string" calcext:value-type="string">
            <text:p>200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83848" calcext:value-type="float">
            <text:p>36.88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919100223001</text:p>
          </table:table-cell>
          <table:table-cell office:value-type="string" calcext:value-type="string">
            <text:p>200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56416" calcext:value-type="float">
            <text:p>36.85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919100223001</text:p>
          </table:table-cell>
          <table:table-cell office:value-type="string" calcext:value-type="string">
            <text:p>200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56416" calcext:value-type="float">
            <text:p>36.85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919100223001</text:p>
          </table:table-cell>
          <table:table-cell office:value-type="string" calcext:value-type="string">
            <text:p>200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59464" calcext:value-type="float">
            <text:p>36.85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919100223001</text:p>
          </table:table-cell>
          <table:table-cell office:value-type="string" calcext:value-type="string">
            <text:p>200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8936" calcext:value-type="float">
            <text:p>36.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919100223001</text:p>
          </table:table-cell>
          <table:table-cell office:value-type="string" calcext:value-type="string">
            <text:p>200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31448" calcext:value-type="float">
            <text:p>36.73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919100223001</text:p>
          </table:table-cell>
          <table:table-cell office:value-type="string" calcext:value-type="string">
            <text:p>200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78464" calcext:value-type="float">
            <text:p>36.47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919100223001</text:p>
          </table:table-cell>
          <table:table-cell office:value-type="string" calcext:value-type="string">
            <text:p>200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47984" calcext:value-type="float">
            <text:p>36.44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6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720" meta:object-count="0"/>
    <meta:user-defined meta:name="AppVersion">3.0</meta:user-defined>
  </office:meta>
</office:document-meta>
</file>